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1" style:family="table-cell" style:parent-style-name="Default" style:data-style-name="N100">
      <style:table-cell-properties fo:background-color="transparent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53.403|</text:p>
          </table:table-cell>
          <table:table-cell table:number-columns-repeated="2"/>
          <table:table-cell office:value-type="string" calcext:value-type="string">
            <text:p>286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12" table:default-cell-style-name="ce23"/>
        <table:table-column table:style-name="co23" table:default-cell-style-name="ce23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1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3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1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1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64.01</text:p>
          </table:table-cell>
          <table:table-cell table:number-columns-repeated="16371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 table:number-rows-repeated="10483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3" table:default-cell-style-name="ce23"/>
        <table:table-column table:style-name="co38" table:default-cell-style-name="ce23"/>
        <table:table-column table:style-name="co40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4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.00.0000</text:date>, <text:time style:data-style-name="N2" text:time-value="15:44:09.70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28T15:46:17.740000000</dc:date>
    <meta:editing-duration>P5DT7H7M50S</meta:editing-duration>
    <meta:editing-cycles>2037</meta:editing-cycles>
    <meta:document-statistic meta:table-count="4" meta:cell-count="11177" meta:object-count="0"/>
  </office:meta>
</office:document-meta>
</file>